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59301" officeooo:paragraph-rsid="0045930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2481" officeooo:paragraph-rsid="0030248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59301" officeooo:paragraph-rsid="0045930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59301" officeooo:paragraph-rsid="00459301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59301" officeooo:paragraph-rsid="00459301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59301" officeooo:paragraph-rsid="00459301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73d7f" officeooo:paragraph-rsid="0049009a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73d7f" officeooo:paragraph-rsid="0049009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3f9ba" officeooo:paragraph-rsid="0045930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30248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3d7f" officeooo:paragraph-rsid="0049009a" style:font-size-asian="12pt" style:font-weight-asian="bold" style:font-size-complex="12pt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459301"/>
    </style:style>
    <style:style style:name="T1" style:family="text">
      <style:text-properties style:font-name="DejaVu Sans Condensed" fo:font-size="12pt" fo:font-weight="normal" officeooo:rsid="00459301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7c513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df43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01f2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255a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59301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9009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a5f83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3f9ba" style:font-weight-asian="bold" style:font-weight-complex="bold"/>
    </style:style>
    <style:style style:name="T13" style:family="text">
      <style:text-properties officeooo:rsid="004a5f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3</text:span><text:span text:style-name="T6">0</text:span><text:span text:style-name="T10">2</text:span><text:span text:style-name="T3"> - </text:span><text:span text:style-name="T5">Flight - </text:span><text:span text:style-name="T9">Artificial Horizon, </text:span><text:span text:style-name="T8">SAS, </text:span><text:span text:style-name="T7">Autopilot</text:span><text:span text:style-name="T8">, Autohover</text:span></text:p>
      <text:p text:style-name="P1"/>
      <text:p text:style-name="P13">Artificial Horizon modes</text:p>
      <text:list xml:id="list3616404576" text:style-name="L4">
        <text:list-item>
          <text:p text:style-name="P9">Mode knob:</text:p>
        </text:list-item>
      </text:list>
      <text:list xml:id="list4053192789" text:style-name="L5">
        <text:list-item>
          <text:list>
            <text:list-item>
              <text:p text:style-name="P10">ART -- Artificial horizon only (no needles)</text:p>
            </text:list-item>
            <text:list-item>
              <text:p text:style-name="P10">VIS -- VISEUR, needles point to camera target</text:p>
            </text:list-item>
            <text:list-item>
              <text:p text:style-name="P10">VHF -- Needles point to ADF source</text:p>
            </text:list-item>
            <text:list-item>
              <text:p text:style-name="P10">DOP -- Needles show doppler ground speed forward/backward and left/right</text:p>
            </text:list-item>
          </text:list>
        </text:list-item>
      </text:list>
      <text:p text:style-name="P12"/>
      <text:p text:style-name="P4"><text:span text:style-name="T12">S</text:span><text:span text:style-name="T11">AS - Stability Augmentation System</text:span></text:p>
      <text:list xml:id="list770289338" text:style-name="L1">
        <text:list-item>
          <text:p text:style-name="P6">SAS switches are on bottom right of instrument panel.</text:p>
        </text:list-item>
        <text:list-item>
          <text:p text:style-name="P6">SAS channels are controlled with individual pitch/roll/yaw switches.</text:p>
        </text:list-item>
        <text:list-item>
          <text:p text:style-name="P6">SAS engages at 120 kph.</text:p>
        </text:list-item>
        <text:list-item>
          <text:p text:style-name="P6">Autopilot and autohover (below) require SAS to be enabled.</text:p>
        </text:list-item>
      </text:list>
      <text:p text:style-name="P11"/>
      <text:p text:style-name="P4"><text:span text:style-name="T12">A</text:span><text:span text:style-name="T11">utopilot</text:span></text:p>
      <text:list xml:id="list519633745" text:style-name="L2">
        <text:list-item>
          <text:p text:style-name="P7">Autopilot switches are on bottom right of instrument panel.</text:p>
        </text:list-item>
        <text:list-item>
          <text:p text:style-name="P7">Autopilot power switch ... ON</text:p>
        </text:list-item>
        <text:list-item>
          <text:p text:style-name="P7">Autopilot switch positions:</text:p>
          <text:list>
            <text:list-item>
              <text:p text:style-name="P7">Up -- Altitude Hold, holds current altitude</text:p>
            </text:list-item>
            <text:list-item>
              <text:p text:style-name="P7">Neutral -- Autopilot off</text:p>
            </text:list-item>
            <text:list-item>
              <text:p text:style-name="P7">Down -- Speed Hold, holds 120 kph??</text:p>
            </text:list-item>
          </text:list>
        </text:list-item>
        <text:list-item>
          <text:p text:style-name="P7">When Altitude Hold or Speed Hold mode is engaged, collective will control speed or altitude, respectively.</text:p>
        </text:list-item>
      </text:list>
      <text:p text:style-name="P4"/>
      <text:p text:style-name="P2">Autohover</text:p>
      <text:list xml:id="list3719584571" text:style-name="L3">
        <text:list-item>
          <text:p text:style-name="P8">To autohover:</text:p>
          <text:list>
            <text:list-item>
              <text:p text:style-name="P8">Ground speed &lt; 18 kph</text:p>
            </text:list-item>
            <text:list-item>
              <text:p text:style-name="P8">Roll and pitch angle &lt; 30 deg</text:p>
            </text:list-item>
            <text:list-item>
              <text:p text:style-name="P8">Vertical speed &lt; 60 m/min</text:p>
            </text:list-item>
          </text:list>
        </text:list-item>
        <text:list-item>
          <text:p text:style-name="P8">Set Artificial horizon mode to DOP, needles will show relative ground speed forward/back and left/right.</text:p>
        </text:list-item>
        <text:list-item>
          <text:p text:style-name="P8">Press autohover button to engage autohover.</text:p>
        </text:list-item>
        <text:list-item>
          <text:p text:style-name="P8">When autohover is engaged, cyclic cannot be moved.</text:p>
        </text:list-item>
        <text:list-item>
          <text:p text:style-name="P14"><text:span text:style-name="T1">Use autoslave button to point helicopter at Vivi</text:span><text:span text:style-name="T2">ane</text:span><text:span text:style-name="T1"> camera target (useful for HOT missiles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6-26T14:19:55.971000000</dc:date>
    <meta:editing-duration>PT17H3M48S</meta:editing-duration>
    <meta:editing-cycles>5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9" meta:word-count="221" meta:character-count="1287" meta:non-whitespace-character-count="1119"/>
  </office:meta>
</office:document-meta>
</file>